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6">
      <style:paragraph-properties fo:padding="0.0193in" fo:border="0.0008in solid #d9d9e3"/>
    </style:style>
    <style:style style:name="P8" style:family="paragraph" style:parent-style-name="Text_20_body" style:list-style-name="L7">
      <style:paragraph-properties fo:padding="0.0193in" fo:border="0.0008in solid #d9d9e3"/>
    </style:style>
    <style:style style:name="P9" style:family="paragraph" style:parent-style-name="Text_20_body" style:list-style-name="L8">
      <style:paragraph-properties fo:padding="0.0193in" fo:border="0.0008in solid #d9d9e3"/>
    </style:style>
    <style:style style:name="P10" style:family="paragraph" style:parent-style-name="Text_20_body" style:list-style-name="L1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2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6">
      <style:paragraph-properties fo:margin-top="0in" fo:margin-bottom="0in" fo:padding="0.0193in" fo:border="0.0008in solid #d9d9e3"/>
    </style:style>
    <style:style style:name="P14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5" style:family="paragraph" style:parent-style-name="Text_20_body" style:list-style-name="L8">
      <style:paragraph-properties fo:margin-top="0in" fo:margin-bottom="0in" fo:padding="0.0193in" fo:border="0.0008in solid #d9d9e3"/>
    </style:style>
    <style:style style:name="P16" style:family="paragraph" style:parent-style-name="Heading_20_4">
      <style:paragraph-properties fo:padding="0.0193in" fo:border="0.0008in solid #d9d9e3"/>
    </style:style>
    <style:style style:name="P17" style:family="paragraph" style:parent-style-name="Heading_20_5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line-break/>Часть 1: Введение в HTML</text:h>
      <text:h text:style-name="P16" text:outline-level="4">1. Основы HTML</text:h>
      <text:p text:style-name="P1">HTML (HyperText Markup Language) - это язык разметки, используемый для создания структуры веб-страниц. Он состоит из тегов, определяющих различные элементы на странице.</text:p>
      <text:h text:style-name="P17" text:outline-level="5">История и цели HTML:</text:h>
      <text:list xml:id="list3289288771308314743" text:style-name="L1">
        <text:list-item>
          <text:p text:style-name="P10">Обзор истории развития HTML: от HTML 1.0 до последних версий (HTML5).</text:p>
        </text:list-item>
        <text:list-item>
          <text:p text:style-name="P2">Цели HTML и его роль в веб-разработке.</text:p>
        </text:list-item>
      </text:list>
      <text:h text:style-name="P17" text:outline-level="5">Структура HTML-документа:</text:h>
      <text:list xml:id="list2324612149691756924" text:style-name="L2">
        <text:list-item>
          <text:p text:style-name="P11">Объяснение основной структуры: <text:span text:style-name="Source_20_Text">&lt;!DOCTYPE&gt;</text:span>, <text:span text:style-name="Source_20_Text">&lt;html&gt;</text:span>, <text:span text:style-name="Source_20_Text">&lt;head&gt;</text:span>, <text:span text:style-name="Source_20_Text">&lt;title&gt;</text:span>, <text:span text:style-name="Source_20_Text">&lt;body&gt;</text:span> и их роли.</text:p>
        </text:list-item>
        <text:list-item>
          <text:p text:style-name="P3">Основные правила оформления HTML-документа.</text:p>
        </text:list-item>
      </text:list>
      <text:h text:style-name="P17" text:outline-level="5">Основные элементы:</text:h>
      <text:list xml:id="list1328550170060424638" text:style-name="L3">
        <text:list-item>
          <text:p text:style-name="P12">Понятие тегов и их атрибутов.</text:p>
        </text:list-item>
        <text:list-item>
          <text:p text:style-name="P4">Как использовать основные теги: <text:span text:style-name="Source_20_Text">&lt;p&gt;</text:span>, <text:span text:style-name="Source_20_Text">&lt;h1-h6&gt;</text:span>, <text:span text:style-name="Source_20_Text">&lt;div&gt;</text:span>, <text:span text:style-name="Source_20_Text">&lt;span&gt;</text:span>, <text:span text:style-name="Source_20_Text">&lt;a&gt;</text:span>, <text:span text:style-name="Source_20_Text">&lt;img&gt;</text:span>, <text:span text:style-name="Source_20_Text">&lt;ul&gt;</text:span>, <text:span text:style-name="Source_20_Text">&lt;ol&gt;</text:span>, <text:span text:style-name="Source_20_Text">&lt;li&gt;</text:span>, <text:span text:style-name="Source_20_Text">&lt;table&gt;</text:span>, <text:span text:style-name="Source_20_Text">&lt;form&gt;</text:span>, <text:span text:style-name="Source_20_Text">&lt;input&gt;</text:span>, <text:span text:style-name="Source_20_Text">&lt;button&gt;</text:span> и другие.</text:p>
        </text:list-item>
      </text:list>
      <text:h text:style-name="P16" text:outline-level="4">2. Структура HTML</text:h>
      <text:h text:style-name="P17" text:outline-level="5">Заголовки:</text:h>
      <text:list xml:id="list2351887183591241994" text:style-name="L4">
        <text:list-item>
          <text:p text:style-name="P5">Заголовки различных уровней: <text:span text:style-name="Source_20_Text">&lt;h1&gt;</text:span> - <text:span text:style-name="Source_20_Text">&lt;h6&gt;</text:span> и их использование для организации содержания страницы.</text:p>
        </text:list-item>
      </text:list>
      <text:h text:style-name="P17" text:outline-level="5">Параграфы:</text:h>
      <text:list xml:id="list5930728596074240691" text:style-name="L5">
        <text:list-item>
          <text:p text:style-name="P6">Создание параграфов с использованием <text:span text:style-name="Source_20_Text">&lt;p&gt;</text:span>.</text:p>
        </text:list-item>
      </text:list>
      <text:h text:style-name="P17" text:outline-level="5">Списки:</text:h>
      <text:list xml:id="list9197811285968789776" text:style-name="L6">
        <text:list-item>
          <text:p text:style-name="P13">Нумерованные и маркированные списки: <text:span text:style-name="Source_20_Text">&lt;ul&gt;</text:span> и <text:span text:style-name="Source_20_Text">&lt;ol&gt;</text:span>.</text:p>
        </text:list-item>
        <text:list-item>
          <text:p text:style-name="P7">Вложенные списки.</text:p>
        </text:list-item>
      </text:list>
      <text:h text:style-name="P17" text:outline-level="5">Таблицы:</text:h>
      <text:list xml:id="list5385025287700833748" text:style-name="L7">
        <text:list-item>
          <text:p text:style-name="P14">Создание таблиц с использованием <text:span text:style-name="Source_20_Text">&lt;table&gt;</text:span>, <text:span text:style-name="Source_20_Text">&lt;tr&gt;</text:span>, <text:span text:style-name="Source_20_Text">&lt;td&gt;</text:span> и связанных тегов.</text:p>
        </text:list-item>
        <text:list-item>
          <text:p text:style-name="P8">Форматирование таблиц.</text:p>
        </text:list-item>
      </text:list>
      <text:h text:style-name="P17" text:outline-level="5"><text:soft-page-break/>Формы и элементы управления:</text:h>
      <text:list xml:id="list70111690303901272" text:style-name="L8">
        <text:list-item>
          <text:p text:style-name="P15">Использование форм для сбора информации от пользователей.</text:p>
        </text:list-item>
        <text:list-item>
          <text:p text:style-name="P9">Различные элементы форм: <text:span text:style-name="Source_20_Text">&lt;input&gt;</text:span>, <text:span text:style-name="Source_20_Text">&lt;textarea&gt;</text:span>, <text:span text:style-name="Source_20_Text">&lt;select&gt;</text:span>, <text:span text:style-name="Source_20_Text">&lt;button&gt;</text:span> и их атрибуты.</text:p>
        </text:list-item>
      </text:list>
      <text:p text:style-name="P1">Это даст разработчику полное понимание основ HTML, необходимых для создания структуры веб-страниц. каждая тема может быть дополнена примерами кода, методами обработки событий и обсуждением лучших практик разработки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30T15:10:57.07</dc:date>
    <meta:document-statistic meta:table-count="0" meta:image-count="0" meta:object-count="0" meta:page-count="2" meta:paragraph-count="27" meta:word-count="203" meta:character-count="1409"/>
    <dc:creator>Dima Wide</dc:creator>
    <meta:user-defined meta:name="Info 1"/>
    <meta:user-defined meta:name="Info 2"/>
    <meta:user-defined meta:name="Info 3"/>
    <meta:user-defined meta:name="Info 4"/>
  </office:meta>
</office:document-meta>
</file>